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 (EEZ-GUI)</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eisabled.</text:p>,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 (EEZ-GUI)9" text:continue-numbering="true" text:continue-list="list_Butto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EEZ-GUI)10" text:continue-numbering="true" text:continue-list="list_Butto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EEZ-GUI)11" text:continue-numbering="true" text:continue-list="list_Butto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EEZ-GUI)12" text:continue-numbering="true" text:continue-list="list_Butto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EEZ-GUI)13" text:continue-numbering="true" text:continue-list="list_Butto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EEZ-GUI)14" text:continue-numbering="true" text:continue-list="list_Butto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EEZ-GUI)15" text:continue-numbering="true" text:continue-list="list_Butto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7" text:continue-numbering="true" text:continue-list="list_Button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EEZ-GUI)18" text:continue-numbering="true" text:continue-list="list_Button (EEZ-GUI)17"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9" text:continue-numbering="true" text:continue-list="list_Button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1" text:continue-numbering="true" text:continue-list="list_Button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EEZ-GUI)22" text:continue-numbering="true" text:continue-list="list_Button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EEZ-GUI)23" text:continue-numbering="true" text:continue-list="list_Button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